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2707100432601</text:p>
          </table:table-cell>
          <table:table-cell office:value-type="string" calcext:value-type="string">
            <text:p>2025-01-02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17144" calcext:value-type="float">
            <text:p>102.11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7100432601</text:p>
          </table:table-cell>
          <table:table-cell office:value-type="string" calcext:value-type="string">
            <text:p>2024-01-04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07672" calcext:value-type="float">
            <text:p>101.00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7100432601</text:p>
          </table:table-cell>
          <table:table-cell office:value-type="string" calcext:value-type="string">
            <text:p>2023-01-04 23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5584" calcext:value-type="float">
            <text:p>101.06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7100432601</text:p>
          </table:table-cell>
          <table:table-cell office:value-type="string" calcext:value-type="string">
            <text:p>2022-01-07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072" calcext:value-type="float">
            <text:p>97.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7100432601</text:p>
          </table:table-cell>
          <table:table-cell office:value-type="string" calcext:value-type="string">
            <text:p>2021-01-07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14336" calcext:value-type="float">
            <text:p>96.41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7100432601</text:p>
          </table:table-cell>
          <table:table-cell office:value-type="string" calcext:value-type="string">
            <text:p>2020-01-02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2856" calcext:value-type="float">
            <text:p>96.00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7100432601</text:p>
          </table:table-cell>
          <table:table-cell office:value-type="string" calcext:value-type="string">
            <text:p>2018-12-31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44616" calcext:value-type="float">
            <text:p>94.84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7100432601</text:p>
          </table:table-cell>
          <table:table-cell office:value-type="string" calcext:value-type="string">
            <text:p>2018-01-04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92928" calcext:value-type="float">
            <text:p>94.29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7100432601</text:p>
          </table:table-cell>
          <table:table-cell office:value-type="string" calcext:value-type="string">
            <text:p>2017-01-03 18:24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57264" calcext:value-type="float">
            <text:p>95.45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7100432601</text:p>
          </table:table-cell>
          <table:table-cell office:value-type="string" calcext:value-type="string">
            <text:p>2016-01-06 20:25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72432" calcext:value-type="float">
            <text:p>93.37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7100432601</text:p>
          </table:table-cell>
          <table:table-cell office:value-type="string" calcext:value-type="string">
            <text:p>2015-01-05 17:50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52" calcext:value-type="float">
            <text:p>94.9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7100432601</text:p>
          </table:table-cell>
          <table:table-cell office:value-type="string" calcext:value-type="string">
            <text:p>2014-01-07 19:20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0592" calcext:value-type="float">
            <text:p>93.89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7100432601</text:p>
          </table:table-cell>
          <table:table-cell office:value-type="string" calcext:value-type="string">
            <text:p>2013-01-07 18:53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48832" calcext:value-type="float">
            <text:p>95.04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7100432601</text:p>
          </table:table-cell>
          <table:table-cell office:value-type="string" calcext:value-type="string">
            <text:p>2012-01-03 19:03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33064" calcext:value-type="float">
            <text:p>92.33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7100432601</text:p>
          </table:table-cell>
          <table:table-cell office:value-type="string" calcext:value-type="string">
            <text:p>2011-01-04 18:21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3624" calcext:value-type="float">
            <text:p>89.19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7100432601</text:p>
          </table:table-cell>
          <table:table-cell office:value-type="string" calcext:value-type="string">
            <text:p>2010-01-05 18:43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5088" calcext:value-type="float">
            <text:p>88.7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7100432601</text:p>
          </table:table-cell>
          <table:table-cell office:value-type="string" calcext:value-type="string">
            <text:p>2009-01-07 16:48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1912" calcext:value-type="float">
            <text:p>89.21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7100432601</text:p>
          </table:table-cell>
          <table:table-cell office:value-type="string" calcext:value-type="string">
            <text:p>2008-01-15 20:34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8944" calcext:value-type="float">
            <text:p>89.8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7100432601</text:p>
          </table:table-cell>
          <table:table-cell office:value-type="string" calcext:value-type="string">
            <text:p>200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8096" calcext:value-type="float">
            <text:p>88.3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07100432601</text:p>
          </table:table-cell>
          <table:table-cell office:value-type="string" calcext:value-type="string">
            <text:p>2006-01-05 19:24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6" meta:object-count="0"/>
    <meta:user-defined meta:name="AppVersion">3.0</meta:user-defined>
  </office:meta>
</office:document-meta>
</file>